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_t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table:formula="of:=[.B2]/[.C2]" office:value-type="float" office:value="-0.0187265917602996" calcext:value-type="float">
            <text:p>-0.01872659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0" calcext:value-type="float">
            <text:p>-10</text:p>
          </table:table-cell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table:formula="of:=[.B3]/[.C3]" office:value-type="float" office:value="-0.0198412698412698" calcext:value-type="float">
            <text:p>-0.01984126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2" calcext:value-type="float">
            <text:p>-12</text:p>
          </table:table-cell>
          <table:table-cell office:value-type="float" office:value="565.5" calcext:value-type="float">
            <text:p>565.5</text:p>
          </table:table-cell>
          <table:table-cell office:value-type="float" office:value="2" calcext:value-type="float">
            <text:p>2</text:p>
          </table:table-cell>
          <table:table-cell table:formula="of:=[.B4]/[.C4]" office:value-type="float" office:value="-0.0212201591511936" calcext:value-type="float">
            <text:p>-0.02122015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  <table:table-cell office:value-type="float" office:value="604.5" calcext:value-type="float">
            <text:p>604.5</text:p>
          </table:table-cell>
          <table:table-cell office:value-type="float" office:value="2" calcext:value-type="float">
            <text:p>2</text:p>
          </table:table-cell>
          <table:table-cell table:formula="of:=[.B5]/[.C5]" office:value-type="float" office:value="-0.0248138957816377" calcext:value-type="float">
            <text:p>-0.02481389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9" calcext:value-type="float">
            <text:p>-9</text:p>
          </table:table-cell>
          <table:table-cell office:value-type="float" office:value="562.5" calcext:value-type="float">
            <text:p>562.5</text:p>
          </table:table-cell>
          <table:table-cell office:value-type="float" office:value="2" calcext:value-type="float">
            <text:p>2</text:p>
          </table:table-cell>
          <table:table-cell table:formula="of:=[.B6]/[.C6]"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9" calcext:value-type="float">
            <text:p>-9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table:formula="of:=[.B7]/[.C7]" office:value-type="float" office:value="-0.0144927536231884" calcext:value-type="float">
            <text:p>-0.01449275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" calcext:value-type="float">
            <text:p>-8</text:p>
          </table:table-cell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table:formula="of:=[.B8]/[.C8]" office:value-type="float" office:value="-0.0121212121212121" calcext:value-type="float">
            <text:p>-0.0121212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660.5" calcext:value-type="float">
            <text:p>660.5</text:p>
          </table:table-cell>
          <table:table-cell office:value-type="float" office:value="2" calcext:value-type="float">
            <text:p>2</text:p>
          </table:table-cell>
          <table:table-cell table:formula="of:=[.B9]/[.C9]" office:value-type="float" office:value="-0.00908402725208176" calcext:value-type="float">
            <text:p>-0.00908402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" calcext:value-type="float">
            <text:p>-4</text:p>
          </table:table-cell>
          <table:table-cell office:value-type="float" office:value="527.5" calcext:value-type="float">
            <text:p>527.5</text:p>
          </table:table-cell>
          <table:table-cell office:value-type="float" office:value="2" calcext:value-type="float">
            <text:p>2</text:p>
          </table:table-cell>
          <table:table-cell table:formula="of:=[.B10]/[.C10]" office:value-type="float" office:value="-0.00758293838862559" calcext:value-type="float">
            <text:p>-0.00758293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table:formula="of:=[.B11]/[.C11]" office:value-type="float" office:value="0.00616016427104723" calcext:value-type="float">
            <text:p>0.00616016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649.5" calcext:value-type="float">
            <text:p>649.5</text:p>
          </table:table-cell>
          <table:table-cell office:value-type="float" office:value="2" calcext:value-type="float">
            <text:p>2</text:p>
          </table:table-cell>
          <table:table-cell table:formula="of:=[.B12]/[.C12]" office:value-type="float" office:value="0.0092378752886836" calcext:value-type="float">
            <text:p>0.00923787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686.5" calcext:value-type="float">
            <text:p>686.5</text:p>
          </table:table-cell>
          <table:table-cell office:value-type="float" office:value="2" calcext:value-type="float">
            <text:p>2</text:p>
          </table:table-cell>
          <table:table-cell table:formula="of:=[.B13]/[.C13]" office:value-type="float" office:value="0.0101966496722505" calcext:value-type="float">
            <text:p>0.01019664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710.5" calcext:value-type="float">
            <text:p>710.5</text:p>
          </table:table-cell>
          <table:table-cell office:value-type="float" office:value="2" calcext:value-type="float">
            <text:p>2</text:p>
          </table:table-cell>
          <table:table-cell table:formula="of:=[.B14]/[.C14]" office:value-type="float" office:value="0.0126671358198452" calcext:value-type="float">
            <text:p>0.01266713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76.5" calcext:value-type="float">
            <text:p>676.5</text:p>
          </table:table-cell>
          <table:table-cell office:value-type="float" office:value="2" calcext:value-type="float">
            <text:p>2</text:p>
          </table:table-cell>
          <table:table-cell table:formula="of:=[.B15]/[.C15]" office:value-type="float" office:value="0.0147819660014782" calcext:value-type="float">
            <text:p>0.0147819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  <table:table-cell table:formula="of:=[.B16]/[.C16]" office:value-type="float" office:value="0.016366612111293" calcext:value-type="float">
            <text:p>0.01636661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  <table:table-cell table:formula="of:=[.B17]/[.C17]" office:value-type="float" office:value="0.0190641247833622" calcext:value-type="float">
            <text:p>0.01906412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table:formula="of:=[.B18]/[.C18]" office:value-type="float" office:value="0.0206540447504303" calcext:value-type="float">
            <text:p>0.02065404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51.5" calcext:value-type="float">
            <text:p>351.5</text:p>
          </table:table-cell>
          <table:table-cell office:value-type="float" office:value="2" calcext:value-type="float">
            <text:p>2</text:p>
          </table:table-cell>
          <table:table-cell table:formula="of:=[.B19]/[.C19]" office:value-type="float" office:value="0.0227596017069701" calcext:value-type="float">
            <text:p>0.0227596017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_t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92.5" calcext:value-type="float">
            <text:p>592.5</text:p>
          </table:table-cell>
          <table:table-cell office:value-type="float" office:value="2" calcext:value-type="float">
            <text:p>2</text:p>
          </table:table-cell>
          <table:table-cell table:formula="of:=[.B2]/[.C2]" office:value-type="float" office:value="0.0168776371308017" calcext:value-type="float">
            <text:p>0.0168776371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6" calcext:value-type="float">
            <text:p>6</text:p>
          </table:table-cell>
          <table:table-cell office:value-type="float" office:value="422.5" calcext:value-type="float">
            <text:p>422.5</text:p>
          </table:table-cell>
          <table:table-cell office:value-type="float" office:value="2" calcext:value-type="float">
            <text:p>2</text:p>
          </table:table-cell>
          <table:table-cell table:formula="of:=[.B3]/[.C3]" office:value-type="float" office:value="0.0142011834319527" calcext:value-type="float">
            <text:p>0.01420118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734.5" calcext:value-type="float">
            <text:p>734.5</text:p>
          </table:table-cell>
          <table:table-cell office:value-type="float" office:value="2" calcext:value-type="float">
            <text:p>2</text:p>
          </table:table-cell>
          <table:table-cell table:formula="of:=[.B4]/[.C4]" office:value-type="float" office:value="0.0122532334921715" calcext:value-type="float">
            <text:p>0.0122532335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6" calcext:value-type="float">
            <text:p>6</text:p>
          </table:table-cell>
          <table:table-cell office:value-type="float" office:value="757.5" calcext:value-type="float">
            <text:p>757.5</text:p>
          </table:table-cell>
          <table:table-cell office:value-type="float" office:value="2" calcext:value-type="float">
            <text:p>2</text:p>
          </table:table-cell>
          <table:table-cell table:formula="of:=[.B5]/[.C5]" office:value-type="float" office:value="0.00792079207920792" calcext:value-type="float">
            <text:p>0.00792079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  <table:table-cell table:formula="of:=[.B6]/[.C6]" office:value-type="float" office:value="0.00838926174496644" calcext:value-type="float">
            <text:p>0.00838926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1" calcext:value-type="float">
            <text:p>-11</text:p>
          </table:table-cell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table:formula="of:=[.B7]/[.C7]" office:value-type="float" office:value="-0.0189003436426117" calcext:value-type="float">
            <text:p>-0.0189003436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-9" calcext:value-type="float">
            <text:p>-9</text:p>
          </table:table-cell>
          <table:table-cell office:value-type="float" office:value="533.5" calcext:value-type="float">
            <text:p>533.5</text:p>
          </table:table-cell>
          <table:table-cell office:value-type="float" office:value="2" calcext:value-type="float">
            <text:p>2</text:p>
          </table:table-cell>
          <table:table-cell table:formula="of:=[.B8]/[.C8]" office:value-type="float" office:value="-0.0168697282099344" calcext:value-type="float">
            <text:p>-0.01686972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" calcext:value-type="float">
            <text:p>-8</text:p>
          </table:table-cell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table:formula="of:=[.B9]/[.C9]" office:value-type="float" office:value="-0.0159362549800797" calcext:value-type="float">
            <text:p>-0.015936255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-7" calcext:value-type="float">
            <text:p>-7</text:p>
          </table:table-cell>
          <table:table-cell office:value-type="float" office:value="636.5" calcext:value-type="float">
            <text:p>636.5</text:p>
          </table:table-cell>
          <table:table-cell office:value-type="float" office:value="2" calcext:value-type="float">
            <text:p>2</text:p>
          </table:table-cell>
          <table:table-cell table:formula="of:=[.B10]/[.C10]" office:value-type="float" office:value="-0.0109976433621367" calcext:value-type="float">
            <text:p>-0.01099764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4" calcext:value-type="float">
            <text:p>-4</text:p>
          </table:table-cell>
          <table:table-cell office:value-type="float" office:value="430.5" calcext:value-type="float">
            <text:p>430.5</text:p>
          </table:table-cell>
          <table:table-cell office:value-type="float" office:value="2" calcext:value-type="float">
            <text:p>2</text:p>
          </table:table-cell>
          <table:table-cell table:formula="of:=[.B11]/[.C11]" office:value-type="float" office:value="-0.00929152148664344" calcext:value-type="float">
            <text:p>-0.0092915215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_t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" calcext:value-type="float">
            <text:p>-8</text:p>
          </table:table-cell>
          <table:table-cell office:value-type="float" office:value="212.5" calcext:value-type="float">
            <text:p>212.5</text:p>
          </table:table-cell>
          <table:table-cell office:value-type="float" office:value="1" calcext:value-type="float">
            <text:p>1</text:p>
          </table:table-cell>
          <table:table-cell table:formula="of:=[.B2]/[.C2]" office:value-type="float" office:value="-0.0376470588235294" calcext:value-type="float">
            <text:p>-0.037647058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-6" calcext:value-type="float">
            <text:p>-6</text:p>
          </table:table-cell>
          <table:table-cell office:value-type="float" office:value="188.75" calcext:value-type="float">
            <text:p>188.75</text:p>
          </table:table-cell>
          <table:table-cell office:value-type="float" office:value="1" calcext:value-type="float">
            <text:p>1</text:p>
          </table:table-cell>
          <table:table-cell table:formula="of:=[.B3]/[.C3]" office:value-type="float" office:value="-0.0317880794701987" calcext:value-type="float">
            <text:p>-0.03178807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" calcext:value-type="float">
            <text:p>-8</text:p>
          </table:table-cell>
          <table:table-cell office:value-type="float" office:value="294.5" calcext:value-type="float">
            <text:p>294.5</text:p>
          </table:table-cell>
          <table:table-cell office:value-type="float" office:value="1" calcext:value-type="float">
            <text:p>1</text:p>
          </table:table-cell>
          <table:table-cell table:formula="of:=[.B4]/[.C4]" office:value-type="float" office:value="-0.0271646859083192" calcext:value-type="float">
            <text:p>-0.0271646859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-5" calcext:value-type="float">
            <text:p>-5</text:p>
          </table:table-cell>
          <table:table-cell office:value-type="float" office:value="223.5" calcext:value-type="float">
            <text:p>223.5</text:p>
          </table:table-cell>
          <table:table-cell office:value-type="float" office:value="1" calcext:value-type="float">
            <text:p>1</text:p>
          </table:table-cell>
          <table:table-cell table:formula="of:=[.B5]/[.C5]" office:value-type="float" office:value="-0.0223713646532438" calcext:value-type="float">
            <text:p>-0.02237136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283.5" calcext:value-type="float">
            <text:p>283.5</text:p>
          </table:table-cell>
          <table:table-cell office:value-type="float" office:value="1" calcext:value-type="float">
            <text:p>1</text:p>
          </table:table-cell>
          <table:table-cell table:formula="of:=[.B6]/[.C6]" office:value-type="float" office:value="-0.017636684303351" calcext:value-type="float">
            <text:p>-0.0176366843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-8" calcext:value-type="float">
            <text:p>-8</text:p>
          </table:table-cell>
          <table:table-cell office:value-type="float" office:value="627.5" calcext:value-type="float">
            <text:p>627.5</text:p>
          </table:table-cell>
          <table:table-cell office:value-type="float" office:value="2" calcext:value-type="float">
            <text:p>2</text:p>
          </table:table-cell>
          <table:table-cell table:formula="of:=[.B7]/[.C7]" office:value-type="float" office:value="-0.0127490039840637" calcext:value-type="float">
            <text:p>-0.0127490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formula="of:=[.B8]/[.C8]" office:value-type="float" office:value="-0.00884955752212389" calcext:value-type="float">
            <text:p>-0.00884955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31.7" calcext:value-type="float">
            <text:p>231.7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0.0345274061286146" calcext:value-type="float">
            <text:p>0.0345274061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8" calcext:value-type="float">
            <text:p>8</text:p>
          </table:table-cell>
          <table:table-cell office:value-type="float" office:value="269.5" calcext:value-type="float">
            <text:p>269.5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0.0296846011131725" calcext:value-type="float">
            <text:p>0.02968460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78.75" calcext:value-type="float">
            <text:p>278.75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0.0251121076233184" calcext:value-type="float">
            <text:p>0.0251121076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7" calcext:value-type="float">
            <text:p>7</text:p>
          </table:table-cell>
          <table:table-cell office:value-type="float" office:value="339.5" calcext:value-type="float">
            <text:p>339.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0.0206185567010309" calcext:value-type="float">
            <text:p>0.02061855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58.5" calcext:value-type="float">
            <text:p>258.5</text:p>
          </table:table-cell>
          <table:table-cell office:value-type="float" office:value="1" calcext:value-type="float">
            <text:p>1</text:p>
          </table:table-cell>
          <table:table-cell table:formula="of:=[.B13]/[.C13]" office:value-type="float" office:value="0.0154738878143133" calcext:value-type="float">
            <text:p>0.0154738878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" calcext:value-type="float">
            <text:p>7</text:p>
          </table:table-cell>
          <table:table-cell office:value-type="float" office:value="583.5" calcext:value-type="float">
            <text:p>583.5</text:p>
          </table:table-cell>
          <table:table-cell office:value-type="float" office:value="2" calcext:value-type="float">
            <text:p>2</text:p>
          </table:table-cell>
          <table:table-cell table:formula="of:=[.B14]/[.C14]" office:value-type="float" office:value="0.0119965724078835" calcext:value-type="float">
            <text:p>0.01199657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 style:data-style-name="N2" text:time-value="12:04:54.310262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Rottler</meta:initial-creator>
    <meta:creation-date>2014-10-08T15:05:40.386232486</meta:creation-date>
    <dc:date>2014-10-09T12:10:12.853085433</dc:date>
    <dc:creator>Benjamin Rottler</dc:creator>
    <meta:editing-duration>PT15M4S</meta:editing-duration>
    <meta:editing-cycles>2</meta:editing-cycles>
    <meta:generator>LibreOffice/4.2.6.3$Linux_X86_64 LibreOffice_project/420m0$Build-3</meta:generator>
    <meta:document-statistic meta:table-count="3" meta:cell-count="220" meta:object-count="0"/>
  </office:meta>
</office:document-meta>
</file>